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4d5e" officeooo:paragraph-rsid="001e4d5e"/>
    </style:style>
    <style:style style:name="P2" style:family="paragraph" style:parent-style-name="Standard">
      <style:text-properties officeooo:rsid="0020498c" officeooo:paragraph-rsid="0020498c"/>
    </style:style>
    <style:style style:name="P3" style:family="paragraph" style:parent-style-name="Standard">
      <style:text-properties officeooo:rsid="0020932e" officeooo:paragraph-rsid="0020932e"/>
    </style:style>
    <style:style style:name="P4" style:family="paragraph" style:parent-style-name="Standard">
      <style:text-properties officeooo:rsid="00221c59" officeooo:paragraph-rsid="00221c59"/>
    </style:style>
    <style:style style:name="P5" style:family="paragraph" style:parent-style-name="Standard">
      <style:text-properties officeooo:rsid="00231ecb" officeooo:paragraph-rsid="00231ecb"/>
    </style:style>
    <style:style style:name="P6" style:family="paragraph" style:parent-style-name="Standard">
      <style:text-properties officeooo:rsid="00240dd1" officeooo:paragraph-rsid="00240dd1"/>
    </style:style>
    <style:style style:name="P7" style:family="paragraph" style:parent-style-name="Standard">
      <style:text-properties officeooo:rsid="0025438c" officeooo:paragraph-rsid="0025438c"/>
    </style:style>
    <style:style style:name="P8" style:family="paragraph" style:parent-style-name="Standard">
      <style:text-properties officeooo:rsid="0026f205" officeooo:paragraph-rsid="0026f205"/>
    </style:style>
    <style:style style:name="P9" style:family="paragraph" style:parent-style-name="Standard">
      <style:text-properties officeooo:rsid="0025438c" officeooo:paragraph-rsid="0025438c"/>
    </style:style>
    <style:style style:name="P10" style:family="paragraph" style:parent-style-name="Standard">
      <style:text-properties officeooo:rsid="0028d27c" officeooo:paragraph-rsid="0028d27c"/>
    </style:style>
    <style:style style:name="T1" style:family="text">
      <style:text-properties officeooo:rsid="0020932e"/>
    </style:style>
    <style:style style:name="T2" style:family="text">
      <style:text-properties officeooo:rsid="00240dd1"/>
    </style:style>
    <style:style style:name="T3" style:family="text">
      <style:text-properties officeooo:rsid="0026f205"/>
    </style:style>
    <style:style style:name="T4" style:family="text">
      <style:text-properties officeooo:rsid="0028d2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/7/2022 @ 14:59</text:p>
      <text:p text:style-name="P1"/>
      <text:p text:style-name="P1">After looking into creating a schematic (in terms on how it’s connected and such), I looked into the Adafruit parts and discovered a solar panel charging system that I can connect a battery to and a thermometer to keep a tab on the battery’s temperature. <text:s/>Adafruit also have partnering solar panels that I feel like I can trust the values they’re posting, so I may end up using Adafruit for the power solution to ensure that ALL parts work and have some form of assurance in the event something does NOT work.</text:p>
      <text:p text:style-name="P1"/>
      <text:p text:style-name="P2">Parts:<text:line-break/></text:p>
      <text:p text:style-name="P2">Power Manager:</text:p>
      <text:p text:style-name="P2"><text:a xlink:type="simple" xlink:href="https://www.adafruit.com/product/4755" text:style-name="Internet_20_link" text:visited-style-name="Visited_20_Internet_20_Link">https://www.adafruit.com/product/4755</text:a></text:p>
      <text:p text:style-name="P2"/>
      <text:p text:style-name="P2">Battery (6600 mAh @ 3.7V):</text:p>
      <text:p text:style-name="P2"><text:a xlink:type="simple" xlink:href="https://www.adafruit.com/product/353" text:style-name="Internet_20_link" text:visited-style-name="Visited_20_Internet_20_Link">https://www.adafruit.com/product/353</text:a></text:p>
      <text:p text:style-name="P2"/>
      <text:p text:style-name="P2">Solar Panel #1 (1.2W @ 5V):</text:p>
      <text:p text:style-name="P2"><text:a xlink:type="simple" xlink:href="https://www.adafruit.com/product/5368" text:style-name="Internet_20_link" text:visited-style-name="Visited_20_Internet_20_Link">https://www.adafruit.com/product/5368</text:a></text:p>
      <text:p text:style-name="P2"/>
      <text:p text:style-name="P2">Solar Panel #2 (2W @ 6V):</text:p>
      <text:p text:style-name="P2"><text:a xlink:type="simple" xlink:href="https://www.adafruit.com/product/5366" text:style-name="Internet_20_link" text:visited-style-name="Visited_20_Internet_20_Link">https://www.adafruit.com/product/5366</text:a></text:p>
      <text:p text:style-name="P2"/>
      <text:p text:style-name="P2">Thermistor (10K):</text:p>
      <text:p text:style-name="P2"><text:a xlink:type="simple" xlink:href="https://www.adafruit.com/product/372" text:style-name="Internet_20_link" text:visited-style-name="Visited_20_Internet_20_Link">https://www.adafruit.com/product/372</text:a></text:p>
      <text:p text:style-name="P2"/>
      <text:p text:style-name="P2">Price:</text:p>
      <text:p text:style-name="P2">Power Manager: <text:span text:style-name="T1">$</text:span>14.95</text:p>
      <text:p text:style-name="P2">Battery: <text:span text:style-name="T1">$</text:span>24.50</text:p>
      <text:p text:style-name="P2">Solar #1: <text:span text:style-name="T1">$</text:span>14.95</text:p>
      <text:p text:style-name="P2">Solar #2: <text:span text:style-name="T1">$</text:span>19.95</text:p>
      <text:p text:style-name="P2">Thermistor: <text:span text:style-name="T1">$</text:span>4.00</text:p>
      <text:p text:style-name="P2"/>
      <text:p text:style-name="P3">As of today, all items are in stock.</text:p>
      <text:p text:style-name="P3"/>
      <text:p text:style-name="P4">4/8/2022 @ 12:29</text:p>
      <text:p text:style-name="P4"/>
      <text:p text:style-name="P4">I thought it may be a good idea to have the dimensions somewhere so I can ‘test’ fit it in TinkerCad.</text:p>
      <text:p text:style-name="P4">The measurements are in mm unless otherwise stated.</text:p>
      <text:p text:style-name="P4"/>
      <text:p text:style-name="P4">Power Manager: 1.5” x 1.3” x 0.10” (Inches)</text:p>
      <text:p text:style-name="P4">Battery: 69 x 54 x 18</text:p>
      <text:p text:style-name="P4">Solar #1: 66 x 113 x 2.6</text:p>
      <text:p text:style-name="P4">Solar #2: 112 x 136 x 2.7</text:p>
      <text:p text:style-name="P4">Thermistor: 3.3mm diameter; 18 inches long</text:p>
      <text:p text:style-name="P4"/>
      <text:p text:style-name="P5">So far, I have created a <text:span text:style-name="T2">basic </text:span>lid that will accommodate the ToF window and a spot for the solar panel. <text:s/>It does NOT have any holes for wiring. <text:s/>I believe we can cut one out since it is only 5mm thick.</text:p>
      <text:p text:style-name="P6">STOP @ 15:00</text:p>
      <text:p text:style-name="P7"><text:soft-page-break/>4/10/2022 @ 15:53</text:p>
      <text:p text:style-name="P7"/>
      <text:p text:style-name="P7">Since Max did not have anything to contribute (in terms of recommendations and the like) I moved forward with purchasing the power system items needed. <text:s/>I purchased a set of 3 since we are trying to make 3 packages function.</text:p>
      <text:p text:style-name="P7"/>
      <text:p text:style-name="P7">Power Manager</text:p>
      <text:p text:style-name="P7">Battery @ 6<text:span text:style-name="T4">6</text:span>00 mAh</text:p>
      <text:p text:style-name="P7">Solar #1</text:p>
      <text:p text:style-name="P7">Thermistor</text:p>
      <text:p text:style-name="P10">Some other connectors as well</text:p>
      <text:p text:style-name="P7"/>
      <text:p text:style-name="P7">These should make a fully functioning rechargeable power system that will plug into the Arduino. <text:s/>So, now that I have the power system ironed out, I will make a focus on creating a housing to contain the package. <text:s/>So far, I have the ‘lid’ finished, but I still need to create the actual container. <text:s/>This will eventually be created once I have all of the dimensions and how to position them within the constraints.</text:p>
      <text:p text:style-name="P7"/>
      <text:p text:style-name="P7">I’ll also try to make some sort of schematic (wiring diagram of sorts). <text:s/>I am currently using Fritzing for this. <text:s/><text:span text:style-name="T3">I am trying to learn it to create a readable schematic (it is relatively straight forward though).</text:span></text:p>
      <text:p text:style-name="P7"/>
      <text:p text:style-name="P7">I will converse my decision on the power system with my teammates <text:span text:style-name="T3">and continue with the casing and a wiring schematic.</text:span></text:p>
      <text:p text:style-name="P7"/>
      <text:p text:style-name="P8">STOP 16:03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7T16:02:40.074000000</dc:date>
    <meta:editing-duration>PT29M18S</meta:editing-duration>
    <meta:editing-cycles>5</meta:editing-cycles>
    <meta:generator>LibreOffice/7.3.1.3$Windows_X86_64 LibreOffice_project/a69ca51ded25f3eefd52d7bf9a5fad8c90b87951</meta:generator>
    <meta:document-statistic meta:table-count="0" meta:image-count="0" meta:object-count="0" meta:page-count="2" meta:paragraph-count="41" meta:word-count="446" meta:character-count="2559" meta:non-whitespace-character-count="2144"/>
  </office:meta>
</office:document-meta>
</file>